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39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2.732cm"/>
    </style:style>
    <style:style style:name="co4" style:family="table-column">
      <style:table-column-properties fo:break-before="auto" style:column-width="4.8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>
            <text:p>[Workflow]</text:p>
          </table:table-cell>
          <table:table-cell table:number-columns-repeated="1023"/>
        </table:table-row>
        <table:table-row table:style-name="ro2">
          <table:table-cell office:value-type="string">
            <text:p>Id:</text:p>
          </table:table-cell>
          <table:table-cell office:value-type="string">
            <text:p>collective.conference.talk_workflow</text:p>
          </table:table-cell>
          <table:table-cell table:number-columns-repeated="1022"/>
        </table:table-row>
        <table:table-row table:style-name="ro2">
          <table:table-cell office:value-type="string">
            <text:p>Title:</text:p>
          </table:table-cell>
          <table:table-cell office:value-type="string">
            <text:p>Conference talk workflow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Allows members to submit talk proposals for review</text:p>
          </table:table-cell>
          <table:table-cell table:number-columns-repeated="1022"/>
        </table:table-row>
        <table:table-row table:style-name="ro1">
          <table:table-cell office:value-type="string">
            <text:p>Initial stat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The proposal is being drafted.</text:p>
          </table:table-cell>
          <table:table-cell table:number-columns-repeated="1022"/>
        </table:table-row>
        <table:table-row table:style-name="ro1">
          <table:table-cell office:value-type="string">
            <text:p>Transitions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number-columns-repeated="4" table:style-name="ce3" office:value-type="string">
            <text:p>X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number-columns-repeated="4" table:style-name="ce3" office:value-type="string">
            <text:p>X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number-columns-repeated="3" table:style-name="ce3" office:value-type="string">
            <text:p>X</text:p>
          </table:table-cell>
          <table:table-cell table:style-name="ce3" table:number-columns-repeated="3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d:</text:p>
          </table:table-cell>
          <table:table-cell office:value-type="string">
            <text:p>pend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itle:</text:p>
          </table:table-cell>
          <table:table-cell office:value-type="string">
            <text:p>Pend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scription:</text:p>
          </table:table-cell>
          <table:table-cell office:value-type="string">
            <text:p>The proposal is pending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:</text:p>
          </table:table-cell>
          <table:table-cell office:value-type="string">
            <text:p>Pending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label:</text:p>
          </table:table-cell>
          <table:table-cell office:value-type="string">
            <text:p>Conference talks pending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ansitions:</text:p>
          </table:table-cell>
          <table:table-cell office:value-type="string">
            <text:p>reject, publish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number-columns-repeated="4"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number-columns-repeated="4"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number-columns-repeated="3" table:style-name="ce3" office:value-type="string">
            <text:p>X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published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Published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The proposal has been accepted</text:p>
          </table:table-cell>
          <table:table-cell table:number-columns-repeated="1022"/>
        </table:table-row>
        <table:table-row table:style-name="ro1">
          <table:table-cell office:value-type="string">
            <text:p>Transitions: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Y</text:p>
          </table:table-cell>
          <table:table-cell table:style-name="ce3" table:number-columns-repeated="3"/>
          <table:table-cell table:number-columns-repeated="3" table:style-name="ce3" office:value-type="string">
            <text:p>X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Submit the talk for review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pending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quest revie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Reject the talk from the program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publish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Publish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Accept and publish the talk proposal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published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09T15:16:43</dc:date>
    <meta:generator>LibreOffice/3.5$Linux_X86_64 LibreOffice_project/165a79a-7059095-e13bb37-fef39a4-9503d18</meta:generator>
    <meta:editing-duration>PT12M12S</meta:editing-duration>
    <meta:editing-cycles>7</meta:editing-cycles>
    <meta:document-statistic meta:table-count="1" meta:cell-count="156" meta:object-count="0"/>
  </office:meta>
</office:document-meta>
</file>